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70.13mm" svg:y="22.77mm">
            <draw:object draw:notify-on-update-of-ranges="Sheet1.E1:Sheet1.E1 Sheet1.E2:Sheet1.E112 Sheet1.F1:Sheet1.F1 Sheet1.F2:Sheet1.F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ent_folder</text:p>
          </table:table-cell>
          <table:table-cell office:value-type="string" calcext:value-type="string">
            <text:p>Subfolder</text:p>
          </table:table-cell>
          <table:table-cell office:value-type="string" calcext:value-type="string">
            <text:p>model_number</text:p>
          </table:table-cell>
          <table:table-cell office:value-type="string" calcext:value-type="string">
            <text:p>log_center_Rho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Rho_c</text:p>
          </table:table-cell>
          <table:table-cell/>
          <table:table-cell office:value-type="string" calcext:value-type="string">
            <text:p>Max Rho_c</text:p>
          </table:table-cell>
          <table:table-cell table:formula="of:=MAX([.D$1:.D$1048576])" office:value-type="float" office:value="3.20365188126757" calcext:value-type="float">
            <text:p>3.20365188126757</text:p>
          </table:table-cell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B_M=0p60</text:p>
          </table:table-cell>
          <table:table-cell office:value-type="float" office:value="291" calcext:value-type="float">
            <text:p>291</text:p>
          </table:table-cell>
          <table:table-cell office:value-type="float" office:value="2.35396451026791" calcext:value-type="float">
            <text:p>2.35396451026791</text:p>
          </table:table-cell>
          <table:table-cell table:formula="of:= VALUE( &quot;0.&quot; &amp; RIGHT( [.B2]; 2 ) )" office:value-type="float" office:value="0.6" calcext:value-type="float">
            <text:p>0.6</text:p>
          </table:table-cell>
          <table:table-cell table:formula="of:= ROUNDUP( [.D2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D_M=0p60</text:p>
          </table:table-cell>
          <table:table-cell office:value-type="float" office:value="293" calcext:value-type="float">
            <text:p>293</text:p>
          </table:table-cell>
          <table:table-cell office:value-type="float" office:value="2.39383891811954" calcext:value-type="float">
            <text:p>2.39383891811954</text:p>
          </table:table-cell>
          <table:table-cell table:formula="of:= VALUE( &quot;0.&quot; &amp; RIGHT( [.B3]; 2 ) )" office:value-type="float" office:value="0.6" calcext:value-type="float">
            <text:p>0.6</text:p>
          </table:table-cell>
          <table:table-cell table:formula="of:= ROUNDUP( [.D3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R_M=0p60</text:p>
          </table:table-cell>
          <table:table-cell office:value-type="float" office:value="291" calcext:value-type="float">
            <text:p>291</text:p>
          </table:table-cell>
          <table:table-cell office:value-type="float" office:value="2.35396446952943" calcext:value-type="float">
            <text:p>2.35396446952943</text:p>
          </table:table-cell>
          <table:table-cell table:formula="of:= VALUE( &quot;0.&quot; &amp; RIGHT( [.B4]; 2 ) )" office:value-type="float" office:value="0.6" calcext:value-type="float">
            <text:p>0.6</text:p>
          </table:table-cell>
          <table:table-cell table:formula="of:= ROUNDUP( [.D4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3_M=0p60</text:p>
          </table:table-cell>
          <table:table-cell office:value-type="float" office:value="281" calcext:value-type="float">
            <text:p>281</text:p>
          </table:table-cell>
          <table:table-cell office:value-type="float" office:value="2.19634638944787" calcext:value-type="float">
            <text:p>2.19634638944787</text:p>
          </table:table-cell>
          <table:table-cell table:formula="of:= VALUE( &quot;0.&quot; &amp; RIGHT( [.B5]; 2 ) )" office:value-type="float" office:value="0.6" calcext:value-type="float">
            <text:p>0.6</text:p>
          </table:table-cell>
          <table:table-cell table:formula="of:= ROUNDUP( [.D5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3_M=0p60</text:p>
          </table:table-cell>
          <table:table-cell office:value-type="float" office:value="289" calcext:value-type="float">
            <text:p>289</text:p>
          </table:table-cell>
          <table:table-cell office:value-type="float" office:value="2.33526178430979" calcext:value-type="float">
            <text:p>2.33526178430979</text:p>
          </table:table-cell>
          <table:table-cell table:formula="of:= VALUE( &quot;0.&quot; &amp; RIGHT( [.B6]; 2 ) )" office:value-type="float" office:value="0.6" calcext:value-type="float">
            <text:p>0.6</text:p>
          </table:table-cell>
          <table:table-cell table:formula="of:= ROUNDUP( [.D6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2_M=0p60</text:p>
          </table:table-cell>
          <table:table-cell office:value-type="float" office:value="274" calcext:value-type="float">
            <text:p>274</text:p>
          </table:table-cell>
          <table:table-cell office:value-type="float" office:value="2.10047794195001" calcext:value-type="float">
            <text:p>2.10047794195001</text:p>
          </table:table-cell>
          <table:table-cell table:formula="of:= VALUE( &quot;0.&quot; &amp; RIGHT( [.B7]; 2 ) )" office:value-type="float" office:value="0.6" calcext:value-type="float">
            <text:p>0.6</text:p>
          </table:table-cell>
          <table:table-cell table:formula="of:= ROUNDUP( [.D7]*1.05; 1 )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4_M=0p60</text:p>
          </table:table-cell>
          <table:table-cell office:value-type="float" office:value="293" calcext:value-type="float">
            <text:p>293</text:p>
          </table:table-cell>
          <table:table-cell office:value-type="float" office:value="2.39385912926935" calcext:value-type="float">
            <text:p>2.39385912926935</text:p>
          </table:table-cell>
          <table:table-cell table:formula="of:= VALUE( &quot;0.&quot; &amp; RIGHT( [.B8]; 2 ) )" office:value-type="float" office:value="0.6" calcext:value-type="float">
            <text:p>0.6</text:p>
          </table:table-cell>
          <table:table-cell table:formula="of:= ROUNDUP( [.D8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4_M=0p60</text:p>
          </table:table-cell>
          <table:table-cell office:value-type="float" office:value="292" calcext:value-type="float">
            <text:p>292</text:p>
          </table:table-cell>
          <table:table-cell office:value-type="float" office:value="2.37379873146442" calcext:value-type="float">
            <text:p>2.37379873146442</text:p>
          </table:table-cell>
          <table:table-cell table:formula="of:= VALUE( &quot;0.&quot; &amp; RIGHT( [.B9]; 2 ) )" office:value-type="float" office:value="0.6" calcext:value-type="float">
            <text:p>0.6</text:p>
          </table:table-cell>
          <table:table-cell table:formula="of:= ROUNDUP( [.D9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B_M=0p61</text:p>
          </table:table-cell>
          <table:table-cell office:value-type="float" office:value="293" calcext:value-type="float">
            <text:p>293</text:p>
          </table:table-cell>
          <table:table-cell office:value-type="float" office:value="2.37781826550092" calcext:value-type="float">
            <text:p>2.37781826550092</text:p>
          </table:table-cell>
          <table:table-cell table:formula="of:= VALUE( &quot;0.&quot; &amp; RIGHT( [.B10]; 2 ) )" office:value-type="float" office:value="0.61" calcext:value-type="float">
            <text:p>0.61</text:p>
          </table:table-cell>
          <table:table-cell table:formula="of:= ROUNDUP( [.D10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D_M=0p61</text:p>
          </table:table-cell>
          <table:table-cell office:value-type="float" office:value="296" calcext:value-type="float">
            <text:p>296</text:p>
          </table:table-cell>
          <table:table-cell office:value-type="float" office:value="2.42198608756843" calcext:value-type="float">
            <text:p>2.42198608756843</text:p>
          </table:table-cell>
          <table:table-cell table:formula="of:= VALUE( &quot;0.&quot; &amp; RIGHT( [.B11]; 2 ) )" office:value-type="float" office:value="0.61" calcext:value-type="float">
            <text:p>0.61</text:p>
          </table:table-cell>
          <table:table-cell table:formula="of:= ROUNDUP( [.D11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R_M=0p61</text:p>
          </table:table-cell>
          <table:table-cell office:value-type="float" office:value="293" calcext:value-type="float">
            <text:p>293</text:p>
          </table:table-cell>
          <table:table-cell office:value-type="float" office:value="2.37784834462561" calcext:value-type="float">
            <text:p>2.37784834462561</text:p>
          </table:table-cell>
          <table:table-cell table:formula="of:= VALUE( &quot;0.&quot; &amp; RIGHT( [.B12]; 2 ) )" office:value-type="float" office:value="0.61" calcext:value-type="float">
            <text:p>0.61</text:p>
          </table:table-cell>
          <table:table-cell table:formula="of:= ROUNDUP( [.D12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2_M=0p61</text:p>
          </table:table-cell>
          <table:table-cell office:value-type="float" office:value="276" calcext:value-type="float">
            <text:p>276</text:p>
          </table:table-cell>
          <table:table-cell office:value-type="float" office:value="2.11920029477203" calcext:value-type="float">
            <text:p>2.11920029477203</text:p>
          </table:table-cell>
          <table:table-cell table:formula="of:= VALUE( &quot;0.&quot; &amp; RIGHT( [.B13]; 2 ) )" office:value-type="float" office:value="0.61" calcext:value-type="float">
            <text:p>0.61</text:p>
          </table:table-cell>
          <table:table-cell table:formula="of:= ROUNDUP( [.D13]*1.05; 1 )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4_M=0p61</text:p>
          </table:table-cell>
          <table:table-cell office:value-type="float" office:value="293" calcext:value-type="float">
            <text:p>293</text:p>
          </table:table-cell>
          <table:table-cell office:value-type="float" office:value="2.39194163569055" calcext:value-type="float">
            <text:p>2.39194163569055</text:p>
          </table:table-cell>
          <table:table-cell table:formula="of:= VALUE( &quot;0.&quot; &amp; RIGHT( [.B14]; 2 ) )" office:value-type="float" office:value="0.61" calcext:value-type="float">
            <text:p>0.61</text:p>
          </table:table-cell>
          <table:table-cell table:formula="of:= ROUNDUP( [.D14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4_M=0p61</text:p>
          </table:table-cell>
          <table:table-cell office:value-type="float" office:value="295" calcext:value-type="float">
            <text:p>295</text:p>
          </table:table-cell>
          <table:table-cell office:value-type="float" office:value="2.42266832337234" calcext:value-type="float">
            <text:p>2.42266832337234</text:p>
          </table:table-cell>
          <table:table-cell table:formula="of:= VALUE( &quot;0.&quot; &amp; RIGHT( [.B15]; 2 ) )" office:value-type="float" office:value="0.61" calcext:value-type="float">
            <text:p>0.61</text:p>
          </table:table-cell>
          <table:table-cell table:formula="of:= ROUNDUP( [.D15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3_M=0p61</text:p>
          </table:table-cell>
          <table:table-cell office:value-type="float" office:value="292" calcext:value-type="float">
            <text:p>292</text:p>
          </table:table-cell>
          <table:table-cell office:value-type="float" office:value="2.37158301951019" calcext:value-type="float">
            <text:p>2.37158301951019</text:p>
          </table:table-cell>
          <table:table-cell table:formula="of:= VALUE( &quot;0.&quot; &amp; RIGHT( [.B16]; 2 ) )" office:value-type="float" office:value="0.61" calcext:value-type="float">
            <text:p>0.61</text:p>
          </table:table-cell>
          <table:table-cell table:formula="of:= ROUNDUP( [.D16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3_M=0p61</text:p>
          </table:table-cell>
          <table:table-cell office:value-type="float" office:value="283" calcext:value-type="float">
            <text:p>283</text:p>
          </table:table-cell>
          <table:table-cell office:value-type="float" office:value="2.21929072138813" calcext:value-type="float">
            <text:p>2.21929072138813</text:p>
          </table:table-cell>
          <table:table-cell table:formula="of:= VALUE( &quot;0.&quot; &amp; RIGHT( [.B17]; 2 ) )" office:value-type="float" office:value="0.61" calcext:value-type="float">
            <text:p>0.61</text:p>
          </table:table-cell>
          <table:table-cell table:formula="of:= ROUNDUP( [.D17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B_M=0p62</text:p>
          </table:table-cell>
          <table:table-cell office:value-type="float" office:value="296" calcext:value-type="float">
            <text:p>296</text:p>
          </table:table-cell>
          <table:table-cell office:value-type="float" office:value="2.41569510219409" calcext:value-type="float">
            <text:p>2.41569510219409</text:p>
          </table:table-cell>
          <table:table-cell table:formula="of:= VALUE( &quot;0.&quot; &amp; RIGHT( [.B18]; 2 ) )" office:value-type="float" office:value="0.62" calcext:value-type="float">
            <text:p>0.62</text:p>
          </table:table-cell>
          <table:table-cell table:formula="of:= ROUNDUP( [.D18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D_M=0p62</text:p>
          </table:table-cell>
          <table:table-cell office:value-type="float" office:value="298" calcext:value-type="float">
            <text:p>298</text:p>
          </table:table-cell>
          <table:table-cell office:value-type="float" office:value="2.46476639277352" calcext:value-type="float">
            <text:p>2.46476639277352</text:p>
          </table:table-cell>
          <table:table-cell table:formula="of:= VALUE( &quot;0.&quot; &amp; RIGHT( [.B19]; 2 ) )" office:value-type="float" office:value="0.62" calcext:value-type="float">
            <text:p>0.62</text:p>
          </table:table-cell>
          <table:table-cell table:formula="of:= ROUNDUP( [.D19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R_M=0p62</text:p>
          </table:table-cell>
          <table:table-cell office:value-type="float" office:value="296" calcext:value-type="float">
            <text:p>296</text:p>
          </table:table-cell>
          <table:table-cell office:value-type="float" office:value="2.41814572526272" calcext:value-type="float">
            <text:p>2.41814572526272</text:p>
          </table:table-cell>
          <table:table-cell table:formula="of:= VALUE( &quot;0.&quot; &amp; RIGHT( [.B20]; 2 ) )" office:value-type="float" office:value="0.62" calcext:value-type="float">
            <text:p>0.62</text:p>
          </table:table-cell>
          <table:table-cell table:formula="of:= ROUNDUP( [.D20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4_M=0p62</text:p>
          </table:table-cell>
          <table:table-cell office:value-type="float" office:value="295" calcext:value-type="float">
            <text:p>295</text:p>
          </table:table-cell>
          <table:table-cell office:value-type="float" office:value="2.42697372135916" calcext:value-type="float">
            <text:p>2.42697372135916</text:p>
          </table:table-cell>
          <table:table-cell table:formula="of:= VALUE( &quot;0.&quot; &amp; RIGHT( [.B21]; 2 ) )" office:value-type="float" office:value="0.62" calcext:value-type="float">
            <text:p>0.62</text:p>
          </table:table-cell>
          <table:table-cell table:formula="of:= ROUNDUP( [.D21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4_M=0p62</text:p>
          </table:table-cell>
          <table:table-cell office:value-type="float" office:value="298" calcext:value-type="float">
            <text:p>298</text:p>
          </table:table-cell>
          <table:table-cell office:value-type="float" office:value="2.46477022259257" calcext:value-type="float">
            <text:p>2.46477022259257</text:p>
          </table:table-cell>
          <table:table-cell table:formula="of:= VALUE( &quot;0.&quot; &amp; RIGHT( [.B22]; 2 ) )" office:value-type="float" office:value="0.62" calcext:value-type="float">
            <text:p>0.62</text:p>
          </table:table-cell>
          <table:table-cell table:formula="of:= ROUNDUP( [.D22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2_M=0p62</text:p>
          </table:table-cell>
          <table:table-cell office:value-type="float" office:value="277" calcext:value-type="float">
            <text:p>277</text:p>
          </table:table-cell>
          <table:table-cell office:value-type="float" office:value="2.13009961985338" calcext:value-type="float">
            <text:p>2.13009961985338</text:p>
          </table:table-cell>
          <table:table-cell table:formula="of:= VALUE( &quot;0.&quot; &amp; RIGHT( [.B23]; 2 ) )" office:value-type="float" office:value="0.62" calcext:value-type="float">
            <text:p>0.62</text:p>
          </table:table-cell>
          <table:table-cell table:formula="of:= ROUNDUP( [.D23]*1.05; 1 )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3_M=0p62</text:p>
          </table:table-cell>
          <table:table-cell office:value-type="float" office:value="294" calcext:value-type="float">
            <text:p>294</text:p>
          </table:table-cell>
          <table:table-cell office:value-type="float" office:value="2.39757069945659" calcext:value-type="float">
            <text:p>2.39757069945659</text:p>
          </table:table-cell>
          <table:table-cell table:formula="of:= VALUE( &quot;0.&quot; &amp; RIGHT( [.B24]; 2 ) )" office:value-type="float" office:value="0.62" calcext:value-type="float">
            <text:p>0.62</text:p>
          </table:table-cell>
          <table:table-cell table:formula="of:= ROUNDUP( [.D24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3_M=0p62</text:p>
          </table:table-cell>
          <table:table-cell office:value-type="float" office:value="285" calcext:value-type="float">
            <text:p>285</text:p>
          </table:table-cell>
          <table:table-cell office:value-type="float" office:value="2.24598987689665" calcext:value-type="float">
            <text:p>2.24598987689665</text:p>
          </table:table-cell>
          <table:table-cell table:formula="of:= VALUE( &quot;0.&quot; &amp; RIGHT( [.B25]; 2 ) )" office:value-type="float" office:value="0.62" calcext:value-type="float">
            <text:p>0.62</text:p>
          </table:table-cell>
          <table:table-cell table:formula="of:= ROUNDUP( [.D25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B_M=0p63</text:p>
          </table:table-cell>
          <table:table-cell office:value-type="float" office:value="298" calcext:value-type="float">
            <text:p>298</text:p>
          </table:table-cell>
          <table:table-cell office:value-type="float" office:value="2.45508406937906" calcext:value-type="float">
            <text:p>2.45508406937906</text:p>
          </table:table-cell>
          <table:table-cell table:formula="of:= VALUE( &quot;0.&quot; &amp; RIGHT( [.B26]; 2 ) )" office:value-type="float" office:value="0.63" calcext:value-type="float">
            <text:p>0.63</text:p>
          </table:table-cell>
          <table:table-cell table:formula="of:= ROUNDUP( [.D26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D_M=0p63</text:p>
          </table:table-cell>
          <table:table-cell office:value-type="float" office:value="301" calcext:value-type="float">
            <text:p>301</text:p>
          </table:table-cell>
          <table:table-cell office:value-type="float" office:value="2.51687133581724" calcext:value-type="float">
            <text:p>2.51687133581724</text:p>
          </table:table-cell>
          <table:table-cell table:formula="of:= VALUE( &quot;0.&quot; &amp; RIGHT( [.B27]; 2 ) )" office:value-type="float" office:value="0.63" calcext:value-type="float">
            <text:p>0.63</text:p>
          </table:table-cell>
          <table:table-cell table:formula="of:= ROUNDUP( [.D27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R_M=0p63</text:p>
          </table:table-cell>
          <table:table-cell office:value-type="float" office:value="298" calcext:value-type="float">
            <text:p>298</text:p>
          </table:table-cell>
          <table:table-cell office:value-type="float" office:value="2.45508944514365" calcext:value-type="float">
            <text:p>2.45508944514365</text:p>
          </table:table-cell>
          <table:table-cell table:formula="of:= VALUE( &quot;0.&quot; &amp; RIGHT( [.B28]; 2 ) )" office:value-type="float" office:value="0.63" calcext:value-type="float">
            <text:p>0.63</text:p>
          </table:table-cell>
          <table:table-cell table:formula="of:= ROUNDUP( [.D28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3_M=0p63</text:p>
          </table:table-cell>
          <table:table-cell office:value-type="float" office:value="288" calcext:value-type="float">
            <text:p>288</text:p>
          </table:table-cell>
          <table:table-cell office:value-type="float" office:value="2.26688077782915" calcext:value-type="float">
            <text:p>2.26688077782915</text:p>
          </table:table-cell>
          <table:table-cell table:formula="of:= VALUE( &quot;0.&quot; &amp; RIGHT( [.B29]; 2 ) )" office:value-type="float" office:value="0.63" calcext:value-type="float">
            <text:p>0.63</text:p>
          </table:table-cell>
          <table:table-cell table:formula="of:= ROUNDUP( [.D29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3_M=0p63</text:p>
          </table:table-cell>
          <table:table-cell office:value-type="float" office:value="297" calcext:value-type="float">
            <text:p>297</text:p>
          </table:table-cell>
          <table:table-cell office:value-type="float" office:value="2.43956291466985" calcext:value-type="float">
            <text:p>2.43956291466985</text:p>
          </table:table-cell>
          <table:table-cell table:formula="of:= VALUE( &quot;0.&quot; &amp; RIGHT( [.B30]; 2 ) )" office:value-type="float" office:value="0.63" calcext:value-type="float">
            <text:p>0.63</text:p>
          </table:table-cell>
          <table:table-cell table:formula="of:= ROUNDUP( [.D30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4_M=0p63</text:p>
          </table:table-cell>
          <table:table-cell office:value-type="float" office:value="301" calcext:value-type="float">
            <text:p>301</text:p>
          </table:table-cell>
          <table:table-cell office:value-type="float" office:value="2.51743173873878" calcext:value-type="float">
            <text:p>2.51743173873878</text:p>
          </table:table-cell>
          <table:table-cell table:formula="of:= VALUE( &quot;0.&quot; &amp; RIGHT( [.B31]; 2 ) )" office:value-type="float" office:value="0.63" calcext:value-type="float">
            <text:p>0.63</text:p>
          </table:table-cell>
          <table:table-cell table:formula="of:= ROUNDUP( [.D31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4_M=0p63</text:p>
          </table:table-cell>
          <table:table-cell office:value-type="float" office:value="299" calcext:value-type="float">
            <text:p>299</text:p>
          </table:table-cell>
          <table:table-cell office:value-type="float" office:value="2.4707799911468" calcext:value-type="float">
            <text:p>2.4707799911468</text:p>
          </table:table-cell>
          <table:table-cell table:formula="of:= VALUE( &quot;0.&quot; &amp; RIGHT( [.B32]; 2 ) )" office:value-type="float" office:value="0.63" calcext:value-type="float">
            <text:p>0.63</text:p>
          </table:table-cell>
          <table:table-cell table:formula="of:= ROUNDUP( [.D32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2_M=0p63</text:p>
          </table:table-cell>
          <table:table-cell office:value-type="float" office:value="280" calcext:value-type="float">
            <text:p>280</text:p>
          </table:table-cell>
          <table:table-cell office:value-type="float" office:value="2.14250860514586" calcext:value-type="float">
            <text:p>2.14250860514586</text:p>
          </table:table-cell>
          <table:table-cell table:formula="of:= VALUE( &quot;0.&quot; &amp; RIGHT( [.B33]; 2 ) )" office:value-type="float" office:value="0.63" calcext:value-type="float">
            <text:p>0.63</text:p>
          </table:table-cell>
          <table:table-cell table:formula="of:= ROUNDUP( [.D33]*1.05; 1 )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B_M=0p64</text:p>
          </table:table-cell>
          <table:table-cell office:value-type="float" office:value="302" calcext:value-type="float">
            <text:p>302</text:p>
          </table:table-cell>
          <table:table-cell office:value-type="float" office:value="2.50217532056557" calcext:value-type="float">
            <text:p>2.50217532056557</text:p>
          </table:table-cell>
          <table:table-cell table:formula="of:= VALUE( &quot;0.&quot; &amp; RIGHT( [.B34]; 2 ) )" office:value-type="float" office:value="0.64" calcext:value-type="float">
            <text:p>0.64</text:p>
          </table:table-cell>
          <table:table-cell table:formula="of:= ROUNDUP( [.D34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D_M=0p64</text:p>
          </table:table-cell>
          <table:table-cell office:value-type="float" office:value="304" calcext:value-type="float">
            <text:p>304</text:p>
          </table:table-cell>
          <table:table-cell office:value-type="float" office:value="2.5617394842215" calcext:value-type="float">
            <text:p>2.5617394842215</text:p>
          </table:table-cell>
          <table:table-cell table:formula="of:= VALUE( &quot;0.&quot; &amp; RIGHT( [.B35]; 2 ) )" office:value-type="float" office:value="0.64" calcext:value-type="float">
            <text:p>0.64</text:p>
          </table:table-cell>
          <table:table-cell table:formula="of:= ROUNDUP( [.D35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R_M=0p64</text:p>
          </table:table-cell>
          <table:table-cell office:value-type="float" office:value="302" calcext:value-type="float">
            <text:p>302</text:p>
          </table:table-cell>
          <table:table-cell office:value-type="float" office:value="2.50300599666917" calcext:value-type="float">
            <text:p>2.50300599666917</text:p>
          </table:table-cell>
          <table:table-cell table:formula="of:= VALUE( &quot;0.&quot; &amp; RIGHT( [.B36]; 2 ) )" office:value-type="float" office:value="0.64" calcext:value-type="float">
            <text:p>0.64</text:p>
          </table:table-cell>
          <table:table-cell table:formula="of:= ROUNDUP( [.D36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1d-3_M=0p64</text:p>
          </table:table-cell>
          <table:table-cell office:value-type="float" office:value="301" calcext:value-type="float">
            <text:p>301</text:p>
          </table:table-cell>
          <table:table-cell office:value-type="float" office:value="2.46879632097813" calcext:value-type="float">
            <text:p>2.46879632097813</text:p>
          </table:table-cell>
          <table:table-cell table:formula="of:= VALUE( &quot;0.&quot; &amp; RIGHT( [.B37]; 2 ) )" office:value-type="float" office:value="0.64" calcext:value-type="float">
            <text:p>0.64</text:p>
          </table:table-cell>
          <table:table-cell table:formula="of:= ROUNDUP( [.D37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3_M=0p64</text:p>
          </table:table-cell>
          <table:table-cell office:value-type="float" office:value="289" calcext:value-type="float">
            <text:p>289</text:p>
          </table:table-cell>
          <table:table-cell office:value-type="float" office:value="2.27934761684879" calcext:value-type="float">
            <text:p>2.27934761684879</text:p>
          </table:table-cell>
          <table:table-cell table:formula="of:= VALUE( &quot;0.&quot; &amp; RIGHT( [.B38]; 2 ) )" office:value-type="float" office:value="0.64" calcext:value-type="float">
            <text:p>0.64</text:p>
          </table:table-cell>
          <table:table-cell table:formula="of:= ROUNDUP( [.D38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804_isolateBDR</text:p>
          </table:table-cell>
          <table:table-cell office:value-type="string" calcext:value-type="string">
            <text:p>LOGS_Z=5d-4_M=0p64</text:p>
          </table:table-cell>
          <table:table-cell office:value-type="float" office:value="302" calcext:value-type="float">
            <text:p>302</text:p>
          </table:table-cell>
          <table:table-cell office:value-type="float" office:value="2.52431267864331" calcext:value-type="float">
            <text:p>2.52431267864331</text:p>
          </table:table-cell>
          <table:table-cell table:formula="of:= VALUE( &quot;0.&quot; &amp; RIGHT( [.B39]; 2 ) )" office:value-type="float" office:value="0.64" calcext:value-type="float">
            <text:p>0.64</text:p>
          </table:table-cell>
          <table:table-cell table:formula="of:= ROUNDUP( [.D39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64</text:p>
          </table:table-cell>
          <table:table-cell office:value-type="float" office:value="304" calcext:value-type="float">
            <text:p>304</text:p>
          </table:table-cell>
          <table:table-cell office:value-type="float" office:value="2.56185260396822" calcext:value-type="float">
            <text:p>2.56185260396822</text:p>
          </table:table-cell>
          <table:table-cell table:formula="of:= VALUE( &quot;0.&quot; &amp; RIGHT( [.B40]; 2 ) )" office:value-type="float" office:value="0.64" calcext:value-type="float">
            <text:p>0.64</text:p>
          </table:table-cell>
          <table:table-cell table:formula="of:= ROUNDUP( [.D40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64</text:p>
          </table:table-cell>
          <table:table-cell office:value-type="float" office:value="281" calcext:value-type="float">
            <text:p>281</text:p>
          </table:table-cell>
          <table:table-cell office:value-type="float" office:value="2.15427823511803" calcext:value-type="float">
            <text:p>2.15427823511803</text:p>
          </table:table-cell>
          <table:table-cell table:formula="of:= VALUE( &quot;0.&quot; &amp; RIGHT( [.B41]; 2 ) )" office:value-type="float" office:value="0.64" calcext:value-type="float">
            <text:p>0.64</text:p>
          </table:table-cell>
          <table:table-cell table:formula="of:= ROUNDUP( [.D41]*1.05; 1 )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65</text:p>
          </table:table-cell>
          <table:table-cell office:value-type="float" office:value="305" calcext:value-type="float">
            <text:p>305</text:p>
          </table:table-cell>
          <table:table-cell office:value-type="float" office:value="2.55947086275849" calcext:value-type="float">
            <text:p>2.55947086275849</text:p>
          </table:table-cell>
          <table:table-cell table:formula="of:= VALUE( &quot;0.&quot; &amp; RIGHT( [.B42]; 2 ) )" office:value-type="float" office:value="0.65" calcext:value-type="float">
            <text:p>0.65</text:p>
          </table:table-cell>
          <table:table-cell table:formula="of:= ROUNDUP( [.D42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65</text:p>
          </table:table-cell>
          <table:table-cell office:value-type="float" office:value="306" calcext:value-type="float">
            <text:p>306</text:p>
          </table:table-cell>
          <table:table-cell office:value-type="float" office:value="2.6101138101399" calcext:value-type="float">
            <text:p>2.6101138101399</text:p>
          </table:table-cell>
          <table:table-cell table:formula="of:= VALUE( &quot;0.&quot; &amp; RIGHT( [.B43]; 2 ) )" office:value-type="float" office:value="0.65" calcext:value-type="float">
            <text:p>0.65</text:p>
          </table:table-cell>
          <table:table-cell table:formula="of:= ROUNDUP( [.D43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65</text:p>
          </table:table-cell>
          <table:table-cell office:value-type="float" office:value="305" calcext:value-type="float">
            <text:p>305</text:p>
          </table:table-cell>
          <table:table-cell office:value-type="float" office:value="2.55947079788495" calcext:value-type="float">
            <text:p>2.55947079788495</text:p>
          </table:table-cell>
          <table:table-cell table:formula="of:= VALUE( &quot;0.&quot; &amp; RIGHT( [.B44]; 2 ) )" office:value-type="float" office:value="0.65" calcext:value-type="float">
            <text:p>0.65</text:p>
          </table:table-cell>
          <table:table-cell table:formula="of:= ROUNDUP( [.D44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65</text:p>
          </table:table-cell>
          <table:table-cell office:value-type="float" office:value="306" calcext:value-type="float">
            <text:p>306</text:p>
          </table:table-cell>
          <table:table-cell office:value-type="float" office:value="2.61011742564151" calcext:value-type="float">
            <text:p>2.61011742564151</text:p>
          </table:table-cell>
          <table:table-cell table:formula="of:= VALUE( &quot;0.&quot; &amp; RIGHT( [.B45]; 2 ) )" office:value-type="float" office:value="0.65" calcext:value-type="float">
            <text:p>0.65</text:p>
          </table:table-cell>
          <table:table-cell table:formula="of:= ROUNDUP( [.D45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65</text:p>
          </table:table-cell>
          <table:table-cell office:value-type="float" office:value="305" calcext:value-type="float">
            <text:p>305</text:p>
          </table:table-cell>
          <table:table-cell office:value-type="float" office:value="2.57428155719268" calcext:value-type="float">
            <text:p>2.57428155719268</text:p>
          </table:table-cell>
          <table:table-cell table:formula="of:= VALUE( &quot;0.&quot; &amp; RIGHT( [.B46]; 2 ) )" office:value-type="float" office:value="0.65" calcext:value-type="float">
            <text:p>0.65</text:p>
          </table:table-cell>
          <table:table-cell table:formula="of:= ROUNDUP( [.D46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65</text:p>
          </table:table-cell>
          <table:table-cell office:value-type="float" office:value="283" calcext:value-type="float">
            <text:p>283</text:p>
          </table:table-cell>
          <table:table-cell office:value-type="float" office:value="2.17473888851331" calcext:value-type="float">
            <text:p>2.17473888851331</text:p>
          </table:table-cell>
          <table:table-cell table:formula="of:= VALUE( &quot;0.&quot; &amp; RIGHT( [.B47]; 2 ) )" office:value-type="float" office:value="0.65" calcext:value-type="float">
            <text:p>0.65</text:p>
          </table:table-cell>
          <table:table-cell table:formula="of:= ROUNDUP( [.D47]*1.05; 1 )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65</text:p>
          </table:table-cell>
          <table:table-cell office:value-type="float" office:value="292" calcext:value-type="float">
            <text:p>292</text:p>
          </table:table-cell>
          <table:table-cell office:value-type="float" office:value="2.30250349232836" calcext:value-type="float">
            <text:p>2.30250349232836</text:p>
          </table:table-cell>
          <table:table-cell table:formula="of:= VALUE( &quot;0.&quot; &amp; RIGHT( [.B48]; 2 ) )" office:value-type="float" office:value="0.65" calcext:value-type="float">
            <text:p>0.65</text:p>
          </table:table-cell>
          <table:table-cell table:formula="of:= ROUNDUP( [.D48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65</text:p>
          </table:table-cell>
          <table:table-cell office:value-type="float" office:value="303" calcext:value-type="float">
            <text:p>303</text:p>
          </table:table-cell>
          <table:table-cell office:value-type="float" office:value="2.50834246804838" calcext:value-type="float">
            <text:p>2.50834246804838</text:p>
          </table:table-cell>
          <table:table-cell table:formula="of:= VALUE( &quot;0.&quot; &amp; RIGHT( [.B49]; 2 ) )" office:value-type="float" office:value="0.65" calcext:value-type="float">
            <text:p>0.65</text:p>
          </table:table-cell>
          <table:table-cell table:formula="of:= ROUNDUP( [.D49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66</text:p>
          </table:table-cell>
          <table:table-cell office:value-type="float" office:value="308" calcext:value-type="float">
            <text:p>308</text:p>
          </table:table-cell>
          <table:table-cell office:value-type="float" office:value="2.60330548727836" calcext:value-type="float">
            <text:p>2.60330548727836</text:p>
          </table:table-cell>
          <table:table-cell table:formula="of:= VALUE( &quot;0.&quot; &amp; RIGHT( [.B50]; 2 ) )" office:value-type="float" office:value="0.66" calcext:value-type="float">
            <text:p>0.66</text:p>
          </table:table-cell>
          <table:table-cell table:formula="of:= ROUNDUP( [.D50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66</text:p>
          </table:table-cell>
          <table:table-cell office:value-type="float" office:value="309" calcext:value-type="float">
            <text:p>309</text:p>
          </table:table-cell>
          <table:table-cell office:value-type="float" office:value="2.68221208940682" calcext:value-type="float">
            <text:p>2.68221208940682</text:p>
          </table:table-cell>
          <table:table-cell table:formula="of:= VALUE( &quot;0.&quot; &amp; RIGHT( [.B51]; 2 ) )" office:value-type="float" office:value="0.66" calcext:value-type="float">
            <text:p>0.66</text:p>
          </table:table-cell>
          <table:table-cell table:formula="of:= ROUNDUP( [.D51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66</text:p>
          </table:table-cell>
          <table:table-cell office:value-type="float" office:value="308" calcext:value-type="float">
            <text:p>308</text:p>
          </table:table-cell>
          <table:table-cell office:value-type="float" office:value="2.60330533689272" calcext:value-type="float">
            <text:p>2.60330533689272</text:p>
          </table:table-cell>
          <table:table-cell table:formula="of:= VALUE( &quot;0.&quot; &amp; RIGHT( [.B52]; 2 ) )" office:value-type="float" office:value="0.66" calcext:value-type="float">
            <text:p>0.66</text:p>
          </table:table-cell>
          <table:table-cell table:formula="of:= ROUNDUP( [.D52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66</text:p>
          </table:table-cell>
          <table:table-cell office:value-type="float" office:value="285" calcext:value-type="float">
            <text:p>285</text:p>
          </table:table-cell>
          <table:table-cell office:value-type="float" office:value="2.19605784637253" calcext:value-type="float">
            <text:p>2.19605784637253</text:p>
          </table:table-cell>
          <table:table-cell table:formula="of:= VALUE( &quot;0.&quot; &amp; RIGHT( [.B53]; 2 ) )" office:value-type="float" office:value="0.66" calcext:value-type="float">
            <text:p>0.66</text:p>
          </table:table-cell>
          <table:table-cell table:formula="of:= ROUNDUP( [.D53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66</text:p>
          </table:table-cell>
          <table:table-cell office:value-type="float" office:value="308" calcext:value-type="float">
            <text:p>308</text:p>
          </table:table-cell>
          <table:table-cell office:value-type="float" office:value="2.67069752967568" calcext:value-type="float">
            <text:p>2.67069752967568</text:p>
          </table:table-cell>
          <table:table-cell table:formula="of:= VALUE( &quot;0.&quot; &amp; RIGHT( [.B54]; 2 ) )" office:value-type="float" office:value="0.66" calcext:value-type="float">
            <text:p>0.66</text:p>
          </table:table-cell>
          <table:table-cell table:formula="of:= ROUNDUP( [.D54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66</text:p>
          </table:table-cell>
          <table:table-cell office:value-type="float" office:value="307" calcext:value-type="float">
            <text:p>307</text:p>
          </table:table-cell>
          <table:table-cell office:value-type="float" office:value="2.61431786546677" calcext:value-type="float">
            <text:p>2.61431786546677</text:p>
          </table:table-cell>
          <table:table-cell table:formula="of:= VALUE( &quot;0.&quot; &amp; RIGHT( [.B55]; 2 ) )" office:value-type="float" office:value="0.66" calcext:value-type="float">
            <text:p>0.66</text:p>
          </table:table-cell>
          <table:table-cell table:formula="of:= ROUNDUP( [.D55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66</text:p>
          </table:table-cell>
          <table:table-cell office:value-type="float" office:value="294" calcext:value-type="float">
            <text:p>294</text:p>
          </table:table-cell>
          <table:table-cell office:value-type="float" office:value="2.34048710994266" calcext:value-type="float">
            <text:p>2.34048710994266</text:p>
          </table:table-cell>
          <table:table-cell table:formula="of:= VALUE( &quot;0.&quot; &amp; RIGHT( [.B56]; 2 ) )" office:value-type="float" office:value="0.66" calcext:value-type="float">
            <text:p>0.66</text:p>
          </table:table-cell>
          <table:table-cell table:formula="of:= ROUNDUP( [.D56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66</text:p>
          </table:table-cell>
          <table:table-cell office:value-type="float" office:value="305" calcext:value-type="float">
            <text:p>305</text:p>
          </table:table-cell>
          <table:table-cell office:value-type="float" office:value="2.57108180886766" calcext:value-type="float">
            <text:p>2.57108180886766</text:p>
          </table:table-cell>
          <table:table-cell table:formula="of:= VALUE( &quot;0.&quot; &amp; RIGHT( [.B57]; 2 ) )" office:value-type="float" office:value="0.66" calcext:value-type="float">
            <text:p>0.66</text:p>
          </table:table-cell>
          <table:table-cell table:formula="of:= ROUNDUP( [.D57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67</text:p>
          </table:table-cell>
          <table:table-cell office:value-type="float" office:value="311" calcext:value-type="float">
            <text:p>311</text:p>
          </table:table-cell>
          <table:table-cell office:value-type="float" office:value="2.67750023977971" calcext:value-type="float">
            <text:p>2.67750023977971</text:p>
          </table:table-cell>
          <table:table-cell table:formula="of:= VALUE( &quot;0.&quot; &amp; RIGHT( [.B58]; 2 ) )" office:value-type="float" office:value="0.67" calcext:value-type="float">
            <text:p>0.67</text:p>
          </table:table-cell>
          <table:table-cell table:formula="of:= ROUNDUP( [.D58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67</text:p>
          </table:table-cell>
          <table:table-cell office:value-type="float" office:value="311" calcext:value-type="float">
            <text:p>311</text:p>
          </table:table-cell>
          <table:table-cell office:value-type="float" office:value="2.76267098067537" calcext:value-type="float">
            <text:p>2.76267098067537</text:p>
          </table:table-cell>
          <table:table-cell table:formula="of:= VALUE( &quot;0.&quot; &amp; RIGHT( [.B59]; 2 ) )" office:value-type="float" office:value="0.67" calcext:value-type="float">
            <text:p>0.67</text:p>
          </table:table-cell>
          <table:table-cell table:formula="of:= ROUNDUP( [.D59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67</text:p>
          </table:table-cell>
          <table:table-cell office:value-type="float" office:value="311" calcext:value-type="float">
            <text:p>311</text:p>
          </table:table-cell>
          <table:table-cell office:value-type="float" office:value="2.66567623372699" calcext:value-type="float">
            <text:p>2.66567623372699</text:p>
          </table:table-cell>
          <table:table-cell table:formula="of:= VALUE( &quot;0.&quot; &amp; RIGHT( [.B60]; 2 ) )" office:value-type="float" office:value="0.67" calcext:value-type="float">
            <text:p>0.67</text:p>
          </table:table-cell>
          <table:table-cell table:formula="of:= ROUNDUP( [.D60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67</text:p>
          </table:table-cell>
          <table:table-cell office:value-type="float" office:value="308" calcext:value-type="float">
            <text:p>308</text:p>
          </table:table-cell>
          <table:table-cell office:value-type="float" office:value="2.60812720317068" calcext:value-type="float">
            <text:p>2.60812720317068</text:p>
          </table:table-cell>
          <table:table-cell table:formula="of:= VALUE( &quot;0.&quot; &amp; RIGHT( [.B61]; 2 ) )" office:value-type="float" office:value="0.67" calcext:value-type="float">
            <text:p>0.67</text:p>
          </table:table-cell>
          <table:table-cell table:formula="of:= ROUNDUP( [.D61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67</text:p>
          </table:table-cell>
          <table:table-cell office:value-type="float" office:value="297" calcext:value-type="float">
            <text:p>297</text:p>
          </table:table-cell>
          <table:table-cell office:value-type="float" office:value="2.36619102486423" calcext:value-type="float">
            <text:p>2.36619102486423</text:p>
          </table:table-cell>
          <table:table-cell table:formula="of:= VALUE( &quot;0.&quot; &amp; RIGHT( [.B62]; 2 ) )" office:value-type="float" office:value="0.67" calcext:value-type="float">
            <text:p>0.67</text:p>
          </table:table-cell>
          <table:table-cell table:formula="of:= ROUNDUP( [.D62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67</text:p>
          </table:table-cell>
          <table:table-cell office:value-type="float" office:value="286" calcext:value-type="float">
            <text:p>286</text:p>
          </table:table-cell>
          <table:table-cell office:value-type="float" office:value="2.20680767100601" calcext:value-type="float">
            <text:p>2.20680767100601</text:p>
          </table:table-cell>
          <table:table-cell table:formula="of:= VALUE( &quot;0.&quot; &amp; RIGHT( [.B63]; 2 ) )" office:value-type="float" office:value="0.67" calcext:value-type="float">
            <text:p>0.67</text:p>
          </table:table-cell>
          <table:table-cell table:formula="of:= ROUNDUP( [.D63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67</text:p>
          </table:table-cell>
          <table:table-cell office:value-type="float" office:value="309" calcext:value-type="float">
            <text:p>309</text:p>
          </table:table-cell>
          <table:table-cell office:value-type="float" office:value="2.68487669464044" calcext:value-type="float">
            <text:p>2.68487669464044</text:p>
          </table:table-cell>
          <table:table-cell table:formula="of:= VALUE( &quot;0.&quot; &amp; RIGHT( [.B64]; 2 ) )" office:value-type="float" office:value="0.67" calcext:value-type="float">
            <text:p>0.67</text:p>
          </table:table-cell>
          <table:table-cell table:formula="of:= ROUNDUP( [.D64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67</text:p>
          </table:table-cell>
          <table:table-cell office:value-type="float" office:value="311" calcext:value-type="float">
            <text:p>311</text:p>
          </table:table-cell>
          <table:table-cell office:value-type="float" office:value="2.74211850947961" calcext:value-type="float">
            <text:p>2.74211850947961</text:p>
          </table:table-cell>
          <table:table-cell table:formula="of:= VALUE( &quot;0.&quot; &amp; RIGHT( [.B65]; 2 ) )" office:value-type="float" office:value="0.67" calcext:value-type="float">
            <text:p>0.67</text:p>
          </table:table-cell>
          <table:table-cell table:formula="of:= ROUNDUP( [.D65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68</text:p>
          </table:table-cell>
          <table:table-cell office:value-type="float" office:value="313" calcext:value-type="float">
            <text:p>313</text:p>
          </table:table-cell>
          <table:table-cell office:value-type="float" office:value="2.74138628694821" calcext:value-type="float">
            <text:p>2.74138628694821</text:p>
          </table:table-cell>
          <table:table-cell table:formula="of:= VALUE( &quot;0.&quot; &amp; RIGHT( [.B66]; 2 ) )" office:value-type="float" office:value="0.68" calcext:value-type="float">
            <text:p>0.68</text:p>
          </table:table-cell>
          <table:table-cell table:formula="of:= ROUNDUP( [.D66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68</text:p>
          </table:table-cell>
          <table:table-cell office:value-type="float" office:value="313" calcext:value-type="float">
            <text:p>313</text:p>
          </table:table-cell>
          <table:table-cell office:value-type="float" office:value="2.8583463452347" calcext:value-type="float">
            <text:p>2.8583463452347</text:p>
          </table:table-cell>
          <table:table-cell table:formula="of:= VALUE( &quot;0.&quot; &amp; RIGHT( [.B67]; 2 ) )" office:value-type="float" office:value="0.68" calcext:value-type="float">
            <text:p>0.68</text:p>
          </table:table-cell>
          <table:table-cell table:formula="of:= ROUNDUP( [.D67]*1.05; 1 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68</text:p>
          </table:table-cell>
          <table:table-cell office:value-type="float" office:value="313" calcext:value-type="float">
            <text:p>313</text:p>
          </table:table-cell>
          <table:table-cell office:value-type="float" office:value="2.74146025312269" calcext:value-type="float">
            <text:p>2.74146025312269</text:p>
          </table:table-cell>
          <table:table-cell table:formula="of:= VALUE( &quot;0.&quot; &amp; RIGHT( [.B68]; 2 ) )" office:value-type="float" office:value="0.68" calcext:value-type="float">
            <text:p>0.68</text:p>
          </table:table-cell>
          <table:table-cell table:formula="of:= ROUNDUP( [.D68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68</text:p>
          </table:table-cell>
          <table:table-cell office:value-type="float" office:value="312" calcext:value-type="float">
            <text:p>312</text:p>
          </table:table-cell>
          <table:table-cell office:value-type="float" office:value="2.74571657526813" calcext:value-type="float">
            <text:p>2.74571657526813</text:p>
          </table:table-cell>
          <table:table-cell table:formula="of:= VALUE( &quot;0.&quot; &amp; RIGHT( [.B69]; 2 ) )" office:value-type="float" office:value="0.68" calcext:value-type="float">
            <text:p>0.68</text:p>
          </table:table-cell>
          <table:table-cell table:formula="of:= ROUNDUP( [.D69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68</text:p>
          </table:table-cell>
          <table:table-cell office:value-type="float" office:value="313" calcext:value-type="float">
            <text:p>313</text:p>
          </table:table-cell>
          <table:table-cell office:value-type="float" office:value="2.85511919944949" calcext:value-type="float">
            <text:p>2.85511919944949</text:p>
          </table:table-cell>
          <table:table-cell table:formula="of:= VALUE( &quot;0.&quot; &amp; RIGHT( [.B70]; 2 ) )" office:value-type="float" office:value="0.68" calcext:value-type="float">
            <text:p>0.68</text:p>
          </table:table-cell>
          <table:table-cell table:formula="of:= ROUNDUP( [.D70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68</text:p>
          </table:table-cell>
          <table:table-cell office:value-type="float" office:value="288" calcext:value-type="float">
            <text:p>288</text:p>
          </table:table-cell>
          <table:table-cell office:value-type="float" office:value="2.23024007467347" calcext:value-type="float">
            <text:p>2.23024007467347</text:p>
          </table:table-cell>
          <table:table-cell table:formula="of:= VALUE( &quot;0.&quot; &amp; RIGHT( [.B71]; 2 ) )" office:value-type="float" office:value="0.68" calcext:value-type="float">
            <text:p>0.68</text:p>
          </table:table-cell>
          <table:table-cell table:formula="of:= ROUNDUP( [.D71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68</text:p>
          </table:table-cell>
          <table:table-cell office:value-type="float" office:value="311" calcext:value-type="float">
            <text:p>311</text:p>
          </table:table-cell>
          <table:table-cell office:value-type="float" office:value="2.69740007532892" calcext:value-type="float">
            <text:p>2.69740007532892</text:p>
          </table:table-cell>
          <table:table-cell table:formula="of:= VALUE( &quot;0.&quot; &amp; RIGHT( [.B72]; 2 ) )" office:value-type="float" office:value="0.68" calcext:value-type="float">
            <text:p>0.68</text:p>
          </table:table-cell>
          <table:table-cell table:formula="of:= ROUNDUP( [.D72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68</text:p>
          </table:table-cell>
          <table:table-cell office:value-type="float" office:value="299" calcext:value-type="float">
            <text:p>299</text:p>
          </table:table-cell>
          <table:table-cell office:value-type="float" office:value="2.3981466376159" calcext:value-type="float">
            <text:p>2.3981466376159</text:p>
          </table:table-cell>
          <table:table-cell table:formula="of:= VALUE( &quot;0.&quot; &amp; RIGHT( [.B73]; 2 ) )" office:value-type="float" office:value="0.68" calcext:value-type="float">
            <text:p>0.68</text:p>
          </table:table-cell>
          <table:table-cell table:formula="of:= ROUNDUP( [.D73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69</text:p>
          </table:table-cell>
          <table:table-cell office:value-type="float" office:value="316" calcext:value-type="float">
            <text:p>316</text:p>
          </table:table-cell>
          <table:table-cell office:value-type="float" office:value="2.84167037936902" calcext:value-type="float">
            <text:p>2.84167037936902</text:p>
          </table:table-cell>
          <table:table-cell table:formula="of:= VALUE( &quot;0.&quot; &amp; RIGHT( [.B74]; 2 ) )" office:value-type="float" office:value="0.69" calcext:value-type="float">
            <text:p>0.69</text:p>
          </table:table-cell>
          <table:table-cell table:formula="of:= ROUNDUP( [.D74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69</text:p>
          </table:table-cell>
          <table:table-cell office:value-type="float" office:value="317" calcext:value-type="float">
            <text:p>317</text:p>
          </table:table-cell>
          <table:table-cell office:value-type="float" office:value="2.95542323705589" calcext:value-type="float">
            <text:p>2.95542323705589</text:p>
          </table:table-cell>
          <table:table-cell table:formula="of:= VALUE( &quot;0.&quot; &amp; RIGHT( [.B75]; 2 ) )" office:value-type="float" office:value="0.69" calcext:value-type="float">
            <text:p>0.69</text:p>
          </table:table-cell>
          <table:table-cell table:formula="of:= ROUNDUP( [.D75]*1.05; 1 )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69</text:p>
          </table:table-cell>
          <table:table-cell office:value-type="float" office:value="316" calcext:value-type="float">
            <text:p>316</text:p>
          </table:table-cell>
          <table:table-cell office:value-type="float" office:value="2.84323188034743" calcext:value-type="float">
            <text:p>2.84323188034743</text:p>
          </table:table-cell>
          <table:table-cell table:formula="of:= VALUE( &quot;0.&quot; &amp; RIGHT( [.B76]; 2 ) )" office:value-type="float" office:value="0.69" calcext:value-type="float">
            <text:p>0.69</text:p>
          </table:table-cell>
          <table:table-cell table:formula="of:= ROUNDUP( [.D76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69</text:p>
          </table:table-cell>
          <table:table-cell office:value-type="float" office:value="301" calcext:value-type="float">
            <text:p>301</text:p>
          </table:table-cell>
          <table:table-cell office:value-type="float" office:value="2.42840190335075" calcext:value-type="float">
            <text:p>2.42840190335075</text:p>
          </table:table-cell>
          <table:table-cell table:formula="of:= VALUE( &quot;0.&quot; &amp; RIGHT( [.B77]; 2 ) )" office:value-type="float" office:value="0.69" calcext:value-type="float">
            <text:p>0.69</text:p>
          </table:table-cell>
          <table:table-cell table:formula="of:= ROUNDUP( [.D77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69</text:p>
          </table:table-cell>
          <table:table-cell office:value-type="float" office:value="313" calcext:value-type="float">
            <text:p>313</text:p>
          </table:table-cell>
          <table:table-cell office:value-type="float" office:value="2.76397967046616" calcext:value-type="float">
            <text:p>2.76397967046616</text:p>
          </table:table-cell>
          <table:table-cell table:formula="of:= VALUE( &quot;0.&quot; &amp; RIGHT( [.B78]; 2 ) )" office:value-type="float" office:value="0.69" calcext:value-type="float">
            <text:p>0.69</text:p>
          </table:table-cell>
          <table:table-cell table:formula="of:= ROUNDUP( [.D78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69</text:p>
          </table:table-cell>
          <table:table-cell office:value-type="float" office:value="317" calcext:value-type="float">
            <text:p>317</text:p>
          </table:table-cell>
          <table:table-cell office:value-type="float" office:value="2.95542696674929" calcext:value-type="float">
            <text:p>2.95542696674929</text:p>
          </table:table-cell>
          <table:table-cell table:formula="of:= VALUE( &quot;0.&quot; &amp; RIGHT( [.B79]; 2 ) )" office:value-type="float" office:value="0.69" calcext:value-type="float">
            <text:p>0.69</text:p>
          </table:table-cell>
          <table:table-cell table:formula="of:= ROUNDUP( [.D79]*1.05; 1 )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69</text:p>
          </table:table-cell>
          <table:table-cell office:value-type="float" office:value="314" calcext:value-type="float">
            <text:p>314</text:p>
          </table:table-cell>
          <table:table-cell office:value-type="float" office:value="2.83744714439273" calcext:value-type="float">
            <text:p>2.83744714439273</text:p>
          </table:table-cell>
          <table:table-cell table:formula="of:= VALUE( &quot;0.&quot; &amp; RIGHT( [.B80]; 2 ) )" office:value-type="float" office:value="0.69" calcext:value-type="float">
            <text:p>0.69</text:p>
          </table:table-cell>
          <table:table-cell table:formula="of:= ROUNDUP( [.D80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69</text:p>
          </table:table-cell>
          <table:table-cell office:value-type="float" office:value="291" calcext:value-type="float">
            <text:p>291</text:p>
          </table:table-cell>
          <table:table-cell office:value-type="float" office:value="2.25934980660018" calcext:value-type="float">
            <text:p>2.25934980660018</text:p>
          </table:table-cell>
          <table:table-cell table:formula="of:= VALUE( &quot;0.&quot; &amp; RIGHT( [.B81]; 2 ) )" office:value-type="float" office:value="0.69" calcext:value-type="float">
            <text:p>0.69</text:p>
          </table:table-cell>
          <table:table-cell table:formula="of:= ROUNDUP( [.D81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70</text:p>
          </table:table-cell>
          <table:table-cell office:value-type="float" office:value="319" calcext:value-type="float">
            <text:p>319</text:p>
          </table:table-cell>
          <table:table-cell office:value-type="float" office:value="2.96567633949782" calcext:value-type="float">
            <text:p>2.96567633949782</text:p>
          </table:table-cell>
          <table:table-cell table:formula="of:= VALUE( &quot;0.&quot; &amp; RIGHT( [.B82]; 2 ) )" office:value-type="float" office:value="0.7" calcext:value-type="float">
            <text:p>0.7</text:p>
          </table:table-cell>
          <table:table-cell table:formula="of:= ROUNDUP( [.D82]*1.05; 1 )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70</text:p>
          </table:table-cell>
          <table:table-cell office:value-type="float" office:value="320" calcext:value-type="float">
            <text:p>320</text:p>
          </table:table-cell>
          <table:table-cell office:value-type="float" office:value="3.05605125416255" calcext:value-type="float">
            <text:p>3.05605125416255</text:p>
          </table:table-cell>
          <table:table-cell table:formula="of:= VALUE( &quot;0.&quot; &amp; RIGHT( [.B83]; 2 ) )" office:value-type="float" office:value="0.7" calcext:value-type="float">
            <text:p>0.7</text:p>
          </table:table-cell>
          <table:table-cell table:formula="of:= ROUNDUP( [.D83]*1.05; 1 )"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70</text:p>
          </table:table-cell>
          <table:table-cell office:value-type="float" office:value="318" calcext:value-type="float">
            <text:p>318</text:p>
          </table:table-cell>
          <table:table-cell office:value-type="float" office:value="2.93831524165956" calcext:value-type="float">
            <text:p>2.93831524165956</text:p>
          </table:table-cell>
          <table:table-cell table:formula="of:= VALUE( &quot;0.&quot; &amp; RIGHT( [.B84]; 2 ) )" office:value-type="float" office:value="0.7" calcext:value-type="float">
            <text:p>0.7</text:p>
          </table:table-cell>
          <table:table-cell table:formula="of:= ROUNDUP( [.D84]*1.05; 1 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70</text:p>
          </table:table-cell>
          <table:table-cell office:value-type="float" office:value="304" calcext:value-type="float">
            <text:p>304</text:p>
          </table:table-cell>
          <table:table-cell office:value-type="float" office:value="2.46269919966309" calcext:value-type="float">
            <text:p>2.46269919966309</text:p>
          </table:table-cell>
          <table:table-cell table:formula="of:= VALUE( &quot;0.&quot; &amp; RIGHT( [.B85]; 2 ) )" office:value-type="float" office:value="0.7" calcext:value-type="float">
            <text:p>0.7</text:p>
          </table:table-cell>
          <table:table-cell table:formula="of:= ROUNDUP( [.D85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70</text:p>
          </table:table-cell>
          <table:table-cell office:value-type="float" office:value="315" calcext:value-type="float">
            <text:p>315</text:p>
          </table:table-cell>
          <table:table-cell office:value-type="float" office:value="2.83046130254783" calcext:value-type="float">
            <text:p>2.83046130254783</text:p>
          </table:table-cell>
          <table:table-cell table:formula="of:= VALUE( &quot;0.&quot; &amp; RIGHT( [.B86]; 2 ) )" office:value-type="float" office:value="0.7" calcext:value-type="float">
            <text:p>0.7</text:p>
          </table:table-cell>
          <table:table-cell table:formula="of:= ROUNDUP( [.D86]*1.05; 1 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70</text:p>
          </table:table-cell>
          <table:table-cell office:value-type="float" office:value="320" calcext:value-type="float">
            <text:p>320</text:p>
          </table:table-cell>
          <table:table-cell office:value-type="float" office:value="3.05408113956718" calcext:value-type="float">
            <text:p>3.05408113956718</text:p>
          </table:table-cell>
          <table:table-cell table:formula="of:= VALUE( &quot;0.&quot; &amp; RIGHT( [.B87]; 2 ) )" office:value-type="float" office:value="0.7" calcext:value-type="float">
            <text:p>0.7</text:p>
          </table:table-cell>
          <table:table-cell table:formula="of:= ROUNDUP( [.D87]*1.05; 1 )"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70</text:p>
          </table:table-cell>
          <table:table-cell office:value-type="float" office:value="318" calcext:value-type="float">
            <text:p>318</text:p>
          </table:table-cell>
          <table:table-cell office:value-type="float" office:value="2.93981279754123" calcext:value-type="float">
            <text:p>2.93981279754123</text:p>
          </table:table-cell>
          <table:table-cell table:formula="of:= VALUE( &quot;0.&quot; &amp; RIGHT( [.B88]; 2 ) )" office:value-type="float" office:value="0.7" calcext:value-type="float">
            <text:p>0.7</text:p>
          </table:table-cell>
          <table:table-cell table:formula="of:= ROUNDUP( [.D88]*1.05; 1 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0</text:p>
          </table:table-cell>
          <table:table-cell office:value-type="float" office:value="292" calcext:value-type="float">
            <text:p>292</text:p>
          </table:table-cell>
          <table:table-cell office:value-type="float" office:value="2.27104213613472" calcext:value-type="float">
            <text:p>2.27104213613472</text:p>
          </table:table-cell>
          <table:table-cell table:formula="of:= VALUE( &quot;0.&quot; &amp; RIGHT( [.B89]; 2 ) )" office:value-type="float" office:value="0.7" calcext:value-type="float">
            <text:p>0.7</text:p>
          </table:table-cell>
          <table:table-cell table:formula="of:= ROUNDUP( [.D89]*1.05; 1 )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71</text:p>
          </table:table-cell>
          <table:table-cell office:value-type="float" office:value="322" calcext:value-type="float">
            <text:p>322</text:p>
          </table:table-cell>
          <table:table-cell office:value-type="float" office:value="3.07299048718082" calcext:value-type="float">
            <text:p>3.07299048718082</text:p>
          </table:table-cell>
          <table:table-cell table:formula="of:= VALUE( &quot;0.&quot; &amp; RIGHT( [.B90]; 2 ) )" office:value-type="float" office:value="0.71" calcext:value-type="float">
            <text:p>0.71</text:p>
          </table:table-cell>
          <table:table-cell table:formula="of:= ROUNDUP( [.D90]*1.05; 1 )"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D_M=0p71</text:p>
          </table:table-cell>
          <table:table-cell office:value-type="float" office:value="330" calcext:value-type="float">
            <text:p>330</text:p>
          </table:table-cell>
          <table:table-cell office:value-type="float" office:value="3.18069377522225" calcext:value-type="float">
            <text:p>3.18069377522225</text:p>
          </table:table-cell>
          <table:table-cell table:formula="of:= VALUE( &quot;0.&quot; &amp; RIGHT( [.B91]; 2 ) )" office:value-type="float" office:value="0.71" calcext:value-type="float">
            <text:p>0.71</text:p>
          </table:table-cell>
          <table:table-cell table:formula="of:= ROUNDUP( [.D91]*1.05; 1 )"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71</text:p>
          </table:table-cell>
          <table:table-cell office:value-type="float" office:value="322" calcext:value-type="float">
            <text:p>322</text:p>
          </table:table-cell>
          <table:table-cell office:value-type="float" office:value="3.07300344184422" calcext:value-type="float">
            <text:p>3.07300344184422</text:p>
          </table:table-cell>
          <table:table-cell table:formula="of:= VALUE( &quot;0.&quot; &amp; RIGHT( [.B92]; 2 ) )" office:value-type="float" office:value="0.71" calcext:value-type="float">
            <text:p>0.71</text:p>
          </table:table-cell>
          <table:table-cell table:formula="of:= ROUNDUP( [.D92]*1.05; 1 )"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4_M=0p71</text:p>
          </table:table-cell>
          <table:table-cell office:value-type="float" office:value="327" calcext:value-type="float">
            <text:p>327</text:p>
          </table:table-cell>
          <table:table-cell office:value-type="float" office:value="3.02935663280771" calcext:value-type="float">
            <text:p>3.02935663280771</text:p>
          </table:table-cell>
          <table:table-cell table:formula="of:= VALUE( &quot;0.&quot; &amp; RIGHT( [.B93]; 2 ) )" office:value-type="float" office:value="0.71" calcext:value-type="float">
            <text:p>0.71</text:p>
          </table:table-cell>
          <table:table-cell table:formula="of:= ROUNDUP( [.D93]*1.05; 1 )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4_M=0p71</text:p>
          </table:table-cell>
          <table:table-cell office:value-type="float" office:value="332" calcext:value-type="float">
            <text:p>332</text:p>
          </table:table-cell>
          <table:table-cell office:value-type="float" office:value="3.17989136599582" calcext:value-type="float">
            <text:p>3.17989136599582</text:p>
          </table:table-cell>
          <table:table-cell table:formula="of:= VALUE( &quot;0.&quot; &amp; RIGHT( [.B94]; 2 ) )" office:value-type="float" office:value="0.71" calcext:value-type="float">
            <text:p>0.71</text:p>
          </table:table-cell>
          <table:table-cell table:formula="of:= ROUNDUP( [.D94]*1.05; 1 )"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1</text:p>
          </table:table-cell>
          <table:table-cell office:value-type="float" office:value="294" calcext:value-type="float">
            <text:p>294</text:p>
          </table:table-cell>
          <table:table-cell office:value-type="float" office:value="2.29392973980986" calcext:value-type="float">
            <text:p>2.29392973980986</text:p>
          </table:table-cell>
          <table:table-cell table:formula="of:= VALUE( &quot;0.&quot; &amp; RIGHT( [.B95]; 2 ) )" office:value-type="float" office:value="0.71" calcext:value-type="float">
            <text:p>0.71</text:p>
          </table:table-cell>
          <table:table-cell table:formula="of:= ROUNDUP( [.D95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3_M=0p71</text:p>
          </table:table-cell>
          <table:table-cell office:value-type="float" office:value="319" calcext:value-type="float">
            <text:p>319</text:p>
          </table:table-cell>
          <table:table-cell office:value-type="float" office:value="2.91031628043573" calcext:value-type="float">
            <text:p>2.91031628043573</text:p>
          </table:table-cell>
          <table:table-cell table:formula="of:= VALUE( &quot;0.&quot; &amp; RIGHT( [.B96]; 2 ) )" office:value-type="float" office:value="0.71" calcext:value-type="float">
            <text:p>0.71</text:p>
          </table:table-cell>
          <table:table-cell table:formula="of:= ROUNDUP( [.D96]*1.05; 1 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71</text:p>
          </table:table-cell>
          <table:table-cell office:value-type="float" office:value="307" calcext:value-type="float">
            <text:p>307</text:p>
          </table:table-cell>
          <table:table-cell office:value-type="float" office:value="2.49438509282704" calcext:value-type="float">
            <text:p>2.49438509282704</text:p>
          </table:table-cell>
          <table:table-cell table:formula="of:= VALUE( &quot;0.&quot; &amp; RIGHT( [.B97]; 2 ) )" office:value-type="float" office:value="0.71" calcext:value-type="float">
            <text:p>0.71</text:p>
          </table:table-cell>
          <table:table-cell table:formula="of:= ROUNDUP( [.D97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B_M=0p72</text:p>
          </table:table-cell>
          <table:table-cell office:value-type="float" office:value="334" calcext:value-type="float">
            <text:p>334</text:p>
          </table:table-cell>
          <table:table-cell office:value-type="float" office:value="3.20285792498956" calcext:value-type="float">
            <text:p>3.20285792498956</text:p>
          </table:table-cell>
          <table:table-cell table:formula="of:= VALUE( &quot;0.&quot; &amp; RIGHT( [.B98]; 2 ) )" office:value-type="float" office:value="0.72" calcext:value-type="float">
            <text:p>0.72</text:p>
          </table:table-cell>
          <table:table-cell table:formula="of:= ROUNDUP( [.D98]*1.05; 1 )"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R_M=0p72</text:p>
          </table:table-cell>
          <table:table-cell office:value-type="float" office:value="334" calcext:value-type="float">
            <text:p>334</text:p>
          </table:table-cell>
          <table:table-cell office:value-type="float" office:value="3.20365188126757" calcext:value-type="float">
            <text:p>3.20365188126757</text:p>
          </table:table-cell>
          <table:table-cell table:formula="of:= VALUE( &quot;0.&quot; &amp; RIGHT( [.B99]; 2 ) )" office:value-type="float" office:value="0.72" calcext:value-type="float">
            <text:p>0.72</text:p>
          </table:table-cell>
          <table:table-cell table:formula="of:= ROUNDUP( [.D99]*1.05; 1 )"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2</text:p>
          </table:table-cell>
          <table:table-cell office:value-type="float" office:value="297" calcext:value-type="float">
            <text:p>297</text:p>
          </table:table-cell>
          <table:table-cell office:value-type="float" office:value="2.31852625064191" calcext:value-type="float">
            <text:p>2.31852625064191</text:p>
          </table:table-cell>
          <table:table-cell table:formula="of:= VALUE( &quot;0.&quot; &amp; RIGHT( [.B100]; 2 ) )" office:value-type="float" office:value="0.72" calcext:value-type="float">
            <text:p>0.72</text:p>
          </table:table-cell>
          <table:table-cell table:formula="of:= ROUNDUP( [.D100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72</text:p>
          </table:table-cell>
          <table:table-cell office:value-type="float" office:value="310" calcext:value-type="float">
            <text:p>310</text:p>
          </table:table-cell>
          <table:table-cell office:value-type="float" office:value="2.56045891174433" calcext:value-type="float">
            <text:p>2.56045891174433</text:p>
          </table:table-cell>
          <table:table-cell table:formula="of:= VALUE( &quot;0.&quot; &amp; RIGHT( [.B101]; 2 ) )" office:value-type="float" office:value="0.72" calcext:value-type="float">
            <text:p>0.72</text:p>
          </table:table-cell>
          <table:table-cell table:formula="of:= ROUNDUP( [.D101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73</text:p>
          </table:table-cell>
          <table:table-cell office:value-type="float" office:value="310" calcext:value-type="float">
            <text:p>310</text:p>
          </table:table-cell>
          <table:table-cell office:value-type="float" office:value="2.58769605345905" calcext:value-type="float">
            <text:p>2.58769605345905</text:p>
          </table:table-cell>
          <table:table-cell table:formula="of:= VALUE( &quot;0.&quot; &amp; RIGHT( [.B102]; 2 ) )" office:value-type="float" office:value="0.73" calcext:value-type="float">
            <text:p>0.73</text:p>
          </table:table-cell>
          <table:table-cell table:formula="of:= ROUNDUP( [.D102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3</text:p>
          </table:table-cell>
          <table:table-cell office:value-type="float" office:value="300" calcext:value-type="float">
            <text:p>300</text:p>
          </table:table-cell>
          <table:table-cell office:value-type="float" office:value="2.35767342404422" calcext:value-type="float">
            <text:p>2.35767342404422</text:p>
          </table:table-cell>
          <table:table-cell table:formula="of:= VALUE( &quot;0.&quot; &amp; RIGHT( [.B103]; 2 ) )" office:value-type="float" office:value="0.73" calcext:value-type="float">
            <text:p>0.73</text:p>
          </table:table-cell>
          <table:table-cell table:formula="of:= ROUNDUP( [.D103]*1.05; 1 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74</text:p>
          </table:table-cell>
          <table:table-cell office:value-type="float" office:value="314" calcext:value-type="float">
            <text:p>314</text:p>
          </table:table-cell>
          <table:table-cell office:value-type="float" office:value="2.6451905420438" calcext:value-type="float">
            <text:p>2.6451905420438</text:p>
          </table:table-cell>
          <table:table-cell table:formula="of:= VALUE( &quot;0.&quot; &amp; RIGHT( [.B104]; 2 ) )" office:value-type="float" office:value="0.74" calcext:value-type="float">
            <text:p>0.74</text:p>
          </table:table-cell>
          <table:table-cell table:formula="of:= ROUNDUP( [.D104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4</text:p>
          </table:table-cell>
          <table:table-cell office:value-type="float" office:value="302" calcext:value-type="float">
            <text:p>302</text:p>
          </table:table-cell>
          <table:table-cell office:value-type="float" office:value="2.38420143435369" calcext:value-type="float">
            <text:p>2.38420143435369</text:p>
          </table:table-cell>
          <table:table-cell table:formula="of:= VALUE( &quot;0.&quot; &amp; RIGHT( [.B105]; 2 ) )" office:value-type="float" office:value="0.74" calcext:value-type="float">
            <text:p>0.74</text:p>
          </table:table-cell>
          <table:table-cell table:formula="of:= ROUNDUP( [.D105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5</text:p>
          </table:table-cell>
          <table:table-cell office:value-type="float" office:value="305" calcext:value-type="float">
            <text:p>305</text:p>
          </table:table-cell>
          <table:table-cell office:value-type="float" office:value="2.41190062274196" calcext:value-type="float">
            <text:p>2.41190062274196</text:p>
          </table:table-cell>
          <table:table-cell table:formula="of:= VALUE( &quot;0.&quot; &amp; RIGHT( [.B106]; 2 ) )" office:value-type="float" office:value="0.75" calcext:value-type="float">
            <text:p>0.75</text:p>
          </table:table-cell>
          <table:table-cell table:formula="of:= ROUNDUP( [.D106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5d-3_M=0p75</text:p>
          </table:table-cell>
          <table:table-cell office:value-type="float" office:value="317" calcext:value-type="float">
            <text:p>317</text:p>
          </table:table-cell>
          <table:table-cell office:value-type="float" office:value="2.716644569669" calcext:value-type="float">
            <text:p>2.716644569669</text:p>
          </table:table-cell>
          <table:table-cell table:formula="of:= VALUE( &quot;0.&quot; &amp; RIGHT( [.B107]; 2 ) )" office:value-type="float" office:value="0.75" calcext:value-type="float">
            <text:p>0.75</text:p>
          </table:table-cell>
          <table:table-cell table:formula="of:= ROUNDUP( [.D107]*1.05; 1 )"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6</text:p>
          </table:table-cell>
          <table:table-cell office:value-type="float" office:value="306" calcext:value-type="float">
            <text:p>306</text:p>
          </table:table-cell>
          <table:table-cell office:value-type="float" office:value="2.44418253678546" calcext:value-type="float">
            <text:p>2.44418253678546</text:p>
          </table:table-cell>
          <table:table-cell table:formula="of:= VALUE( &quot;0.&quot; &amp; RIGHT( [.B108]; 2 ) )" office:value-type="float" office:value="0.76" calcext:value-type="float">
            <text:p>0.76</text:p>
          </table:table-cell>
          <table:table-cell table:formula="of:= ROUNDUP( [.D108]*1.05; 1 )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7</text:p>
          </table:table-cell>
          <table:table-cell office:value-type="float" office:value="309" calcext:value-type="float">
            <text:p>309</text:p>
          </table:table-cell>
          <table:table-cell office:value-type="float" office:value="2.49910349662919" calcext:value-type="float">
            <text:p>2.49910349662919</text:p>
          </table:table-cell>
          <table:table-cell table:formula="of:= VALUE( &quot;0.&quot; &amp; RIGHT( [.B109]; 2 ) )" office:value-type="float" office:value="0.77" calcext:value-type="float">
            <text:p>0.77</text:p>
          </table:table-cell>
          <table:table-cell table:formula="of:= ROUNDUP( [.D109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8</text:p>
          </table:table-cell>
          <table:table-cell office:value-type="float" office:value="312" calcext:value-type="float">
            <text:p>312</text:p>
          </table:table-cell>
          <table:table-cell office:value-type="float" office:value="2.54306507602526" calcext:value-type="float">
            <text:p>2.54306507602526</text:p>
          </table:table-cell>
          <table:table-cell table:formula="of:= VALUE( &quot;0.&quot; &amp; RIGHT( [.B110]; 2 ) )" office:value-type="float" office:value="0.78" calcext:value-type="float">
            <text:p>0.78</text:p>
          </table:table-cell>
          <table:table-cell table:formula="of:= ROUNDUP( [.D110]*1.05; 1 )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79</text:p>
          </table:table-cell>
          <table:table-cell office:value-type="float" office:value="314" calcext:value-type="float">
            <text:p>314</text:p>
          </table:table-cell>
          <table:table-cell office:value-type="float" office:value="2.57994740365422" calcext:value-type="float">
            <text:p>2.57994740365422</text:p>
          </table:table-cell>
          <table:table-cell table:formula="of:= VALUE( &quot;0.&quot; &amp; RIGHT( [.B111]; 2 ) )" office:value-type="float" office:value="0.79" calcext:value-type="float">
            <text:p>0.79</text:p>
          </table:table-cell>
          <table:table-cell table:formula="of:= ROUNDUP( [.D111]*1.05; 1 )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727_constLi</text:p>
          </table:table-cell>
          <table:table-cell office:value-type="string" calcext:value-type="string">
            <text:p>LOGS_Z=1d-2_M=0p80</text:p>
          </table:table-cell>
          <table:table-cell office:value-type="float" office:value="317" calcext:value-type="float">
            <text:p>317</text:p>
          </table:table-cell>
          <table:table-cell office:value-type="float" office:value="2.61852918622937" calcext:value-type="float">
            <text:p>2.61852918622937</text:p>
          </table:table-cell>
          <table:table-cell table:formula="of:= VALUE( &quot;0.&quot; &amp; RIGHT( [.B112]; 2 ) )" office:value-type="float" office:value="0.8" calcext:value-type="float">
            <text:p>0.8</text:p>
          </table:table-cell>
          <table:table-cell table:formula="of:= ROUNDUP( [.D112]*1.05; 1 )" office:value-type="float" office:value="2.8" calcext:value-type="float">
            <text:p>2.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F11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13:49:11.350178664</meta:creation-date>
    <dc:date>2021-08-05T14:04:32.322267219</dc:date>
    <meta:editing-duration>PT15M21S</meta:editing-duration>
    <meta:editing-cycles>1</meta:editing-cycles>
    <meta:document-statistic meta:table-count="1" meta:cell-count="67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66cm" svg:y="4.201cm" style:legend-expansion="high" chart:style-name="ch2"/>
        <chart:plot-area chart:style-name="ch3" table:cell-range-address="Sheet1.E1:Sheet1.F112" chart:data-source-has-labels="row" svg:x="0.32cm" svg:y="0.18cm" svg:width="13.626cm" svg:height="8.64cm">
          <chartooo:coordinate-region svg:x="1.047cm" svg:y="0.379cm" svg:width="12.5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12" chart:label-cell-address="Sheet1.F1:Sheet1.F1" chart:class="chart:scatter">
            <chart:domain table:cell-range-address="Sheet1.E2:Sheet1.E112"/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ho_c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heet1.E2:Sheet1.E112</svg:desc>
                </draw:g>
              </table:table-cell>
              <table:table-cell office:value-type="float" office:value="2.5">
                <text:p>2.5</text:p>
                <draw:g>
                  <svg:desc>Sheet1.F2:Sheet1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">
                <text:p>0.6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">
                <text:p>0.6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">
                <text:p>0.6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">
                <text:p>0.6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">
                <text:p>0.6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">
                <text:p>0.6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">
                <text:p>0.6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">
                <text:p>0.6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">
                <text:p>0.6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">
                <text:p>0.6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">
                <text:p>0.6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">
                <text:p>0.6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">
                <text:p>0.6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">
                <text:p>0.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">
                <text:p>0.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">
                <text:p>0.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">
                <text:p>0.6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">
                <text:p>0.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">
                <text:p>0.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">
                <text:p>0.6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">
                <text:p>0.6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">
                <text:p>0.6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">
                <text:p>0.6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4">
                <text:p>0.6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">
                <text:p>0.6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">
                <text:p>0.6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">
                <text:p>0.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">
                <text:p>0.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5">
                <text:p>0.6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">
                <text:p>0.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">
                <text:p>0.6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">
                <text:p>0.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">
                <text:p>0.6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">
                <text:p>0.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">
                <text:p>0.6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">
                <text:p>0.6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">
                <text:p>0.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">
                <text:p>0.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">
                <text:p>0.6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7">
                <text:p>0.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">
                <text:p>0.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7">
                <text:p>0.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">
                <text:p>0.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">
                <text:p>0.6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">
                <text:p>0.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">
                <text:p>0.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">
                <text:p>0.6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">
                <text:p>0.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8">
                <text:p>0.6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">
                <text:p>0.6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8">
                <text:p>0.6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8">
                <text:p>0.6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9">
                <text:p>0.6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9">
                <text:p>0.6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">
                <text:p>0.6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">
                <text:p>0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9">
                <text:p>0.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">
                <text:p>0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">
                <text:p>0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">
                <text:p>0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">
                <text:p>0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">
                <text:p>0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">
                <text:p>0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">
                <text:p>0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1">
                <text:p>0.7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1">
                <text:p>0.7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1">
                <text:p>0.7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">
                <text:p>0.7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">
                <text:p>0.7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">
                <text:p>0.7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1">
                <text:p>0.7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">
                <text:p>0.7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">
                <text:p>0.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2">
                <text:p>0.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">
                <text:p>0.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">
                <text:p>0.7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">
                <text:p>0.7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">
                <text:p>0.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4">
                <text:p>0.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">
                <text:p>0.7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">
                <text:p>0.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">
                <text:p>0.7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">
                <text:p>0.7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7">
                <text:p>0.7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">
                <text:p>0.7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">
                <text:p>0.7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